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/>
      <style:text-properties officeooo:paragraph-rsid="000fa63b"/>
    </style:style>
    <style:style style:name="P3" style:family="paragraph" style:parent-style-name="Standard">
      <style:paragraph-properties fo:text-align="start" style:justify-single-word="false"/>
      <style:text-properties officeooo:rsid="000a953c" officeooo:paragraph-rsid="000a953c"/>
    </style:style>
    <style:style style:name="P4" style:family="paragraph" style:parent-style-name="Standard">
      <style:paragraph-properties fo:text-align="start" style:justify-single-word="false"/>
      <style:text-properties officeooo:rsid="000fa63b" officeooo:paragraph-rsid="000fa63b"/>
    </style:style>
    <style:style style:name="P5" style:family="paragraph" style:parent-style-name="Standard">
      <style:paragraph-properties fo:text-align="start" style:justify-single-word="false"/>
      <style:text-properties officeooo:rsid="00114cd9" officeooo:paragraph-rsid="00114cd9"/>
    </style:style>
    <style:style style:name="P6" style:family="paragraph" style:parent-style-name="Standard">
      <style:paragraph-properties fo:text-align="end" style:justify-single-word="false"/>
      <style:text-properties officeooo:rsid="00114cd9" officeooo:paragraph-rsid="00114cd9"/>
    </style:style>
    <style:style style:name="P7" style:family="paragraph" style:parent-style-name="Standard">
      <style:paragraph-properties fo:text-align="start" style:justify-single-word="false"/>
      <style:text-properties officeooo:rsid="0012bd3e" officeooo:paragraph-rsid="0012bd3e"/>
    </style:style>
    <style:style style:name="P8" style:family="paragraph" style:parent-style-name="Standard">
      <style:paragraph-properties fo:text-align="start" style:justify-single-word="false"/>
      <style:text-properties officeooo:rsid="00114cd9" officeooo:paragraph-rsid="00114cd9"/>
    </style:style>
    <style:style style:name="P9" style:family="paragraph" style:parent-style-name="Standard">
      <style:paragraph-properties fo:text-align="start" style:justify-single-word="false"/>
      <style:text-properties officeooo:rsid="000a953c" officeooo:paragraph-rsid="000a953c"/>
    </style:style>
    <style:style style:name="P10" style:family="paragraph" style:parent-style-name="Standard">
      <style:paragraph-properties fo:text-align="start" style:justify-single-word="false"/>
      <style:text-properties officeooo:rsid="000fa63b" officeooo:paragraph-rsid="000fa63b"/>
    </style:style>
    <style:style style:name="P11" style:family="paragraph" style:parent-style-name="Standard">
      <style:paragraph-properties fo:text-align="start" style:justify-single-word="false"/>
      <style:text-properties officeooo:rsid="00182ad9" officeooo:paragraph-rsid="00182ad9"/>
    </style:style>
    <style:style style:name="T1" style:family="text">
      <style:text-properties officeooo:rsid="000a953c"/>
    </style:style>
    <style:style style:name="T2" style:family="text">
      <style:text-properties officeooo:rsid="000c4ece"/>
    </style:style>
    <style:style style:name="T3" style:family="text">
      <style:text-properties officeooo:rsid="000e2516"/>
    </style:style>
    <style:style style:name="T4" style:family="text">
      <style:text-properties officeooo:rsid="000fa63b"/>
    </style:style>
    <style:style style:name="T5" style:family="text">
      <style:text-properties officeooo:rsid="00114cd9"/>
    </style:style>
    <style:style style:name="T6" style:family="text">
      <style:text-properties officeooo:rsid="00129a06"/>
    </style:style>
    <style:style style:name="T7" style:family="text">
      <style:text-properties officeooo:rsid="0012bd3e"/>
    </style:style>
    <style:style style:name="T8" style:family="text">
      <style:text-properties officeooo:rsid="00181a25"/>
    </style:style>
    <style:style style:name="T9" style:family="text">
      <style:text-properties officeooo:rsid="001ac50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<text:s text:c="25"/><text:span text:style-name="T1">Gestion d’une quincaillerie</text:span></text:p>
      <text:p text:style-name="P1"><text:s text:c="60"/></text:p>
      <text:p text:style-name="P1"/>
      <text:p text:style-name="P3">Stocker quelles données en XML ?</text:p>
      <text:p text:style-name="P3"/>
      <text:p text:style-name="P3">- les pièces du catalogue</text:p>
      <text:p text:style-name="P3">- dernier client connecté ? Ses infos, ses commandes, ses pièces possédées</text:p>
      <text:p text:style-name="P3">- liste des clients et de leurs commandes (pour la quincaillerie)</text:p>
      <text:p text:style-name="P3">- <text:span text:style-name="T2">le panier, les pièces et leur nombre d’exemplaire</text:span></text:p>
      <text:p text:style-name="P3">- <text:span text:style-name="T2">factures </text:span><text:span text:style-name="T3">du client courant</text:span><text:span text:style-name="T2"> ?</text:span></text:p>
      <text:p text:style-name="P3">- <text:span text:style-name="T8">image</text:span></text:p>
      <text:p text:style-name="P3"/>
      <text:p text:style-name="P4">Comment ?</text:p>
      <text:p text:style-name="P4"/>
      <text:p text:style-name="P4">- catalogue :</text:p>
      <text:p text:style-name="P4">type complexe catalogue, séquence de piècesDeBase <text:span text:style-name="T5">(1..1)</text:span> et de piècesCompositesEnKit <text:span text:style-name="T5">(1..1)</text:span></text:p>
      <text:p text:style-name="P2"><text:span text:style-name="T4">piècesDeBase → type complexe, séquence pièceDeBase </text:span><text:span text:style-name="T5">(0..*)</text:span></text:p>
      <text:p text:style-name="P4">pièceDeBase → type complexe reprenant les infos d’une pièce de base, un élément String ref avec restriction regex, un élément String nom … <text:span text:style-name="T5">référence en attribut ? (permet d’identifier une pièce de manière unique)</text:span></text:p>
      <text:p text:style-name="P4">idem piècesCompositesEnKit</text:p>
      <text:p text:style-name="P4"/>
      <text:p text:style-name="P4">- dernier client connecté :</text:p>
      <text:p text:style-name="P4">type Client → type complexe reprenant les infos d’un client, avec les restrictions qui vont avec</text:p>
      <text:p text:style-name="P4">type DernierClientConnecté → séquence d’1 Client, d’une date de dernière connexion, et des identifiants utilisés la dernière fois (pour préremplir le formulaire de connexion)</text:p>
      <text:p text:style-name="P4"/>
      <text:p text:style-name="P4">- <text:span text:style-name="T5">liste des clients et de leurs commandes (quincaillerie)</text:span></text:p>
      <text:p text:style-name="P5">type ListeClientsCommandes → type complexe, séquence d’éléments de type ClientCommandes (0..*)</text:p>
      <text:p text:style-name="P5">type ClientCommandes → type complexe, séquence d’un élément type Client (1..1) <text:span text:style-name="T9">qui possède un sous élément de type listeCommandes, type complexe séquence de Commande</text:span></text:p>
      <text:p text:style-name="P5">type Commande → type complexe, séquence des éléments informations d’une commandes</text:p>
      <text:p text:style-name="P5"/>
      <text:p text:style-name="P5">- panier :</text:p>
      <text:p text:style-name="P5">type Panier → type complexe, séquence d’éléments de type Article, <text:span text:style-name="T6">(</text:span>0..*<text:span text:style-name="T6">)</text:span></text:p>
      <text:p text:style-name="P5">type Article → type complexe, séquence d’un élément de type Pièce, et d’un élément de type simple entier avec restrictions valeurs de 1 à n (nombre d’exemplaire, valeur max n = nb stocks de la pièce)</text:p>
      <text:p text:style-name="P6"><text:s/></text:p>
      <text:p text:style-name="P5">- <text:span text:style-name="T7">liste factures client courant :</text:span></text:p>
      <text:p text:style-name="P7">type ListeFactures → type complexe, séquence d’éléments de type Facture (0..*)</text:p>
      <text:p text:style-name="P7">type Facture → type complexe, séquence d’éléments type simple des infos d’une facture</text:p>
      <text:p text:style-name="P4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14T10:23:26.730669761</meta:creation-date>
    <dc:date>2021-09-14T12:11:29.656741615</dc:date>
    <meta:editing-duration>PT36M16S</meta:editing-duration>
    <meta:editing-cycles>11</meta:editing-cycles>
    <meta:generator>LibreOffice/6.4.7.2$Linux_X86_64 LibreOffice_project/40$Build-2</meta:generator>
    <meta:document-statistic meta:table-count="0" meta:image-count="0" meta:object-count="0" meta:page-count="1" meta:paragraph-count="29" meta:word-count="293" meta:character-count="1976" meta:non-whitespace-character-count="1624"/>
  </office:meta>
</office:document-meta>
</file>